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bold" officeooo:rsid="00149142" officeooo:paragraph-rsid="0018501c" style:font-weight-asian="bold" style:font-weight-complex="bold"/>
    </style:style>
    <style:style style:name="P2" style:family="paragraph" style:parent-style-name="Standard">
      <style:text-properties fo:font-weight="bold" officeooo:rsid="00149142" officeooo:paragraph-rsid="0018501c" style:font-weight-asian="bold" style:font-weight-complex="bold"/>
    </style:style>
    <style:style style:name="P3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4" style:family="paragraph" style:parent-style-name="Standard" style:list-style-name="L2">
      <style:text-properties fo:color="#0066cc" fo:font-weight="normal" officeooo:rsid="001b6750" officeooo:paragraph-rsid="001b6750" style:font-weight-asian="normal" style:font-weight-complex="normal"/>
    </style:style>
    <style:style style:name="P5" style:family="paragraph" style:parent-style-name="Standard" style:list-style-name="L3">
      <style:text-properties fo:color="#996600" fo:font-weight="normal" officeooo:rsid="001b6750" officeooo:paragraph-rsid="001b6750" style:font-weight-asian="normal" style:font-weight-complex="normal"/>
    </style:style>
    <style:style style:name="P6" style:family="paragraph" style:parent-style-name="Standard">
      <style:text-properties fo:color="#000000" fo:font-weight="normal" officeooo:rsid="00149142" officeooo:paragraph-rsid="0018501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1b6750" officeooo:paragraph-rsid="001b6750" style:font-weight-asian="normal" style:font-weight-complex="normal"/>
    </style:style>
    <style:style style:name="P8" style:family="paragraph" style:parent-style-name="Standard">
      <style:text-properties fo:color="#000000" fo:font-weight="bold" officeooo:rsid="00149142" officeooo:paragraph-rsid="0018501c" style:font-weight-asian="bold" style:font-weight-complex="bold"/>
    </style:style>
    <style:style style:name="P9" style:family="paragraph" style:parent-style-name="Standard">
      <style:text-properties fo:color="#000000" fo:font-weight="bold" officeooo:rsid="001b6750" officeooo:paragraph-rsid="001b6750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fo:font-weight="bold" officeooo:rsid="001b6750" officeooo:paragraph-rsid="001b6750" style:font-weight-asian="bold" style:font-weight-complex="bold"/>
    </style:style>
    <style:style style:name="P11" style:family="paragraph" style:parent-style-name="Standard">
      <style:text-properties fo:color="#000000" fo:font-weight="bold" officeooo:rsid="001b6750" officeooo:paragraph-rsid="001e57e2" style:font-weight-asian="bold" style:font-weight-complex="bold"/>
    </style:style>
    <style:style style:name="P12" style:family="paragraph" style:parent-style-name="Standard">
      <style:text-properties fo:color="#000000" fo:font-weight="bold" officeooo:rsid="0020cd88" officeooo:paragraph-rsid="0020cd88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tyle="normal" fo:font-weight="normal" officeooo:rsid="001b6750" officeooo:paragraph-rsid="001b6750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color="#000000" fo:font-style="normal" fo:font-weight="bold" officeooo:rsid="001f3a5f" officeooo:paragraph-rsid="001f3a5f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color="#0000cc" fo:font-weight="bold" officeooo:rsid="0020cd88" officeooo:paragraph-rsid="0020cd88" style:font-weight-asian="bold" style:font-weight-complex="bold"/>
    </style:style>
    <style:style style:name="T1" style:family="text">
      <style:text-properties fo:color="#0066cc" style:text-position="0% 100%" fo:font-style="normal" style:font-style-asian="normal" style:font-style-complex="normal"/>
    </style:style>
    <style:style style:name="T2" style:family="text">
      <style:text-properties fo:color="#0066cc" style:text-position="0% 100%" fo:font-style="normal" fo:font-weight="normal" officeooo:rsid="001e57e2" style:font-style-asian="normal" style:font-weight-asian="normal" style:font-style-complex="normal" style:font-weight-complex="normal"/>
    </style:style>
    <style:style style:name="T3" style:family="text">
      <style:text-properties fo:color="#0066cc" style:text-position="0% 100%" fo:font-style="italic" style:font-style-asian="italic" style:font-style-complex="italic"/>
    </style:style>
    <style:style style:name="T4" style:family="text">
      <style:text-properties fo:color="#0066cc" style:text-position="0% 100%" fo:font-style="italic" officeooo:rsid="001e57e2" style:font-style-asian="italic" style:font-style-complex="italic"/>
    </style:style>
    <style:style style:name="T5" style:family="text">
      <style:text-properties fo:color="#0066cc" style:text-position="0% 100%" fo:font-style="italic" fo:font-weight="normal" officeooo:rsid="001e57e2" style:font-style-asian="italic" style:font-weight-asian="normal" style:font-style-complex="italic" style:font-weight-complex="normal"/>
    </style:style>
    <style:style style:name="T6" style:family="text">
      <style:text-properties fo:color="#0066cc" style:text-position="0% 100%" fo:font-weight="normal" style:font-weight-asian="normal" style:font-weight-complex="normal"/>
    </style:style>
    <style:style style:name="T7" style:family="text">
      <style:text-properties fo:color="#0066cc" fo:font-weight="normal" style:font-weight-asian="normal" style:font-weight-complex="normal"/>
    </style:style>
    <style:style style:name="T8" style:family="text">
      <style:text-properties fo:color="#0066cc" fo:font-weight="normal" officeooo:rsid="001e57e2" style:font-weight-asian="normal" style:font-weight-complex="normal"/>
    </style:style>
    <style:style style:name="T9" style:family="text">
      <style:text-properties fo:color="#0066cc" style:text-position="super 58%" fo:font-weight="normal" style:font-weight-asian="normal" style:font-weight-complex="normal"/>
    </style:style>
    <style:style style:name="T10" style:family="text">
      <style:text-properties fo:color="#996600" style:text-position="0% 100%" fo:font-style="italic" officeooo:rsid="001e57e2" style:font-style-asian="italic" style:font-style-complex="italic"/>
    </style:style>
    <style:style style:name="T11" style:family="text">
      <style:text-properties fo:color="#996600" style:text-position="0% 100%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color="#996600" style:text-position="0% 100%" fo:font-style="italic" fo:font-weight="normal" officeooo:rsid="001e57e2" style:font-style-asian="italic" style:font-weight-asian="normal" style:font-style-complex="italic" style:font-weight-complex="normal"/>
    </style:style>
    <style:style style:name="T13" style:family="text">
      <style:text-properties fo:color="#996600" style:text-position="0% 100%" fo:font-style="normal" style:font-style-asian="normal" style:font-style-complex="normal"/>
    </style:style>
    <style:style style:name="T14" style:family="text">
      <style:text-properties fo:color="#996600" style:text-position="0% 100%" fo:font-weight="normal" style:font-weight-asian="normal" style:font-weight-complex="normal"/>
    </style:style>
    <style:style style:name="T15" style:family="text">
      <style:text-properties fo:color="#996600" fo:font-style="italic" fo:font-weight="normal" officeooo:rsid="001e57e2" style:font-style-asian="italic" style:font-weight-asian="normal" style:font-style-complex="italic" style:font-weight-complex="normal"/>
    </style:style>
    <style:style style:name="T16" style:family="text">
      <style:text-properties fo:color="#996600" fo:font-style="normal" fo:font-weight="normal" officeooo:rsid="001e57e2" style:font-style-asian="normal" style:font-weight-asian="normal" style:font-style-complex="normal" style:font-weight-complex="normal"/>
    </style:style>
    <style:style style:name="T17" style:family="text">
      <style:text-properties fo:color="#996600" fo:font-weight="normal" style:font-weight-asian="normal" style:font-weight-complex="normal"/>
    </style:style>
    <style:style style:name="T18" style:family="text">
      <style:text-properties officeooo:rsid="00165ab3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e57e2" style:font-weight-asian="normal" style:font-weight-complex="normal"/>
    </style:style>
    <style:style style:name="T21" style:family="text">
      <style:text-properties style:text-position="sub 58%" fo:font-weight="normal" style:font-weight-asian="normal" style:font-weight-complex="normal"/>
    </style:style>
    <style:style style:name="T22" style:family="text">
      <style:text-properties style:text-position="sub 58%" fo:font-style="normal" fo:font-weight="normal" officeooo:rsid="001e57e2" style:font-style-asian="normal" style:font-weight-asian="normal" style:font-style-complex="normal" style:font-weight-complex="normal"/>
    </style:style>
    <style:style style:name="T23" style:family="text">
      <style:text-properties style:text-position="0% 100%"/>
    </style:style>
    <style:style style:name="T24" style:family="text">
      <style:text-properties style:text-position="0% 100%" fo:font-weight="normal" style:font-weight-asian="normal" style:font-weight-complex="normal"/>
    </style:style>
    <style:style style:name="T25" style:family="text">
      <style:text-properties style:text-position="0% 100%" fo:font-weight="normal" officeooo:rsid="001e57e2" style:font-weight-asian="normal" style:font-weight-complex="normal"/>
    </style:style>
    <style:style style:name="T26" style:family="text">
      <style:text-properties style:text-position="0% 100%" fo:font-style="normal" style:font-style-asian="normal" style:font-style-complex="normal"/>
    </style:style>
    <style:style style:name="T27" style:family="text">
      <style:text-properties style:text-position="0% 100%" fo:font-style="normal" officeooo:rsid="001e57e2" style:font-style-asian="normal" style:font-style-complex="normal"/>
    </style:style>
    <style:style style:name="T28" style:family="text">
      <style:text-properties style:text-position="0% 100%" fo:font-style="normal" fo:font-weight="normal" officeooo:rsid="001e57e2" style:font-style-asian="normal" style:font-weight-asian="normal" style:font-style-complex="normal" style:font-weight-complex="normal"/>
    </style:style>
    <style:style style:name="T29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style:text-position="0% 100%" fo:font-style="italic" fo:font-weight="normal" officeooo:rsid="001e57e2" style:font-style-asian="italic" style:font-weight-asian="normal" style:font-style-complex="italic" style:font-weight-complex="normal"/>
    </style:style>
    <style:style style:name="T31" style:family="text">
      <style:text-properties style:text-position="0% 100%" fo:font-style="italic" style:font-style-asian="italic" style:font-style-complex="italic"/>
    </style:style>
    <style:style style:name="T32" style:family="text">
      <style:text-properties style:text-position="0% 100%" officeooo:rsid="001f3a5f"/>
    </style:style>
    <style:style style:name="T33" style:family="text">
      <style:text-properties officeooo:rsid="0019a5d5"/>
    </style:style>
    <style:style style:name="T34" style:family="text">
      <style:text-properties fo:color="#0000cc"/>
    </style:style>
    <style:style style:name="T35" style:family="text">
      <style:text-properties fo:color="#0000cc" style:text-position="super 58%"/>
    </style:style>
    <style:style style:name="T36" style:family="text">
      <style:text-properties fo:color="#0000cc" style:text-position="0% 100%"/>
    </style:style>
    <style:style style:name="T37" style:family="text">
      <style:text-properties fo:color="#0000cc" style:text-position="0% 100%" fo:font-style="italic" style:font-style-asian="italic" style:font-style-complex="italic"/>
    </style:style>
    <style:style style:name="T38" style:family="text">
      <style:text-properties fo:color="#0000cc" style:text-position="0% 100%" fo:font-style="normal" style:font-style-asian="normal" style:font-style-complex="normal"/>
    </style:style>
    <style:style style:name="T39" style:family="text">
      <style:text-properties fo:color="#0000cc" style:text-position="sub 58%"/>
    </style:style>
    <style:style style:name="T40" style:family="text">
      <style:text-properties fo:color="#0000cc" fo:font-weight="normal" style:font-weight-asian="normal" style:font-weight-complex="normal"/>
    </style:style>
    <style:style style:name="T41" style:family="text">
      <style:text-properties style:text-position="super 58%" fo:font-weight="normal" style:font-weight-asian="normal" style:font-weight-complex="normal"/>
    </style:style>
    <style:style style:name="T42" style:family="text">
      <style:text-properties fo:font-style="italic" fo:font-weight="normal" officeooo:rsid="001e57e2" style:font-style-asian="italic" style:font-weight-asian="normal" style:font-style-complex="italic" style:font-weight-complex="normal"/>
    </style:style>
    <style:style style:name="T43" style:family="text">
      <style:text-properties fo:font-style="normal" fo:font-weight="normal" officeooo:rsid="001e57e2" style:font-style-asian="normal" style:font-weight-asian="normal" style:font-style-complex="normal" style:font-weight-complex="normal"/>
    </style:style>
    <style:style style:name="T44" style:family="text">
      <style:text-properties fo:color="#cc0000" style:text-position="0% 100%" fo:font-style="normal" style:font-style-asian="normal" style:font-style-complex="normal"/>
    </style:style>
    <style:style style:name="T45" style:family="text">
      <style:text-properties fo:color="#cc0000" style:text-position="0% 100%" fo:font-style="italic" officeooo:rsid="001e57e2" style:font-style-asian="italic" style:font-style-complex="italic"/>
    </style:style>
    <style:style style:name="T46" style:family="text">
      <style:text-properties fo:color="#cc0000" style:text-position="0% 100%" fo:font-style="italic" fo:font-weight="normal" style:font-style-asian="italic" style:font-weight-asian="normal" style:font-style-complex="italic" style:font-weight-complex="normal"/>
    </style:style>
    <style:style style:name="T47" style:family="text">
      <style:text-properties fo:color="#cc0000" style:text-position="0% 100%" fo:font-style="italic" fo:font-weight="normal" officeooo:rsid="001e57e2" style:font-style-asian="italic" style:font-weight-asian="normal" style:font-style-complex="italic" style:font-weight-complex="normal"/>
    </style:style>
    <style:style style:name="T48" style:family="text">
      <style:text-properties fo:color="#cc0000" style:text-position="0% 100%" fo:font-weight="normal" style:font-weight-asian="normal" style:font-weight-complex="normal"/>
    </style:style>
    <style:style style:name="T49" style:family="text">
      <style:text-properties fo:color="#cc0000" fo:font-weight="normal" style:font-weight-asian="normal" style:font-weight-complex="normal"/>
    </style:style>
    <style:style style:name="T50" style:family="text">
      <style:text-properties fo:color="#cc0000" fo:font-weight="normal" officeooo:rsid="001e57e2" style:font-weight-asian="normal" style:font-weight-complex="normal"/>
    </style:style>
    <style:style style:name="T51" style:family="text">
      <style:text-properties fo:color="#cc0000" fo:font-style="italic" fo:font-weight="normal" officeooo:rsid="001e57e2" style:font-style-asian="italic" style:font-weight-asian="normal" style:font-style-complex="italic" style:font-weight-complex="normal"/>
    </style:style>
    <style:style style:name="T52" style:family="text">
      <style:text-properties fo:color="#000000" fo:font-weight="normal" style:font-weight-asian="normal" style:font-weight-complex="normal"/>
    </style:style>
    <style:style style:name="T53" style:family="text">
      <style:text-properties fo:color="#000000" style:text-position="super 58%" fo:font-weight="normal" style:font-weight-asian="normal" style:font-weight-complex="normal"/>
    </style:style>
    <style:style style:name="T54" style:family="text">
      <style:text-properties fo:color="#000000" style:text-position="0% 100%" fo:font-weight="normal" style:font-weight-asian="normal" style:font-weight-complex="normal"/>
    </style:style>
    <style:style style:name="T55" style:family="text">
      <style:text-properties fo:color="#000000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5L<text:span text:style-name="T33">5</text:span> Notes</text:p>
      <text:p text:style-name="P2"/>
      <text:p text:style-name="P3">Objectives: </text:p>
      <text:list xml:id="list3216591387381897889" text:style-name="L2">
        <text:list-item>
          <text:p text:style-name="P4">Apply three rules for naming acids.</text:p>
        </text:list-item>
        <text:list-item>
          <text:p text:style-name="P4">Apply the rules in reverse to write formulas of acids.</text:p>
        </text:list-item>
        <text:list-item>
          <text:p text:style-name="P4">Apply the rules for naming bases</text:p>
        </text:list-item>
      </text:list>
      <text:p text:style-name="P3"/>
      <text:p text:style-name="P3">Key Concepts:</text:p>
      <text:list xml:id="list7993519976368029311" text:style-name="L3">
        <text:list-item>
          <text:p text:style-name="P5">What are the three rules for naming acids?</text:p>
        </text:list-item>
        <text:list-item>
          <text:p text:style-name="P5">How are the formulas for acids determined?</text:p>
        </text:list-item>
        <text:list-item>
          <text:p text:style-name="P5">How are bases named?</text:p>
        </text:list-item>
      </text:list>
      <text:p text:style-name="P1"/>
      <text:p text:style-name="P6">Vocabulary / <text:span text:style-name="T18">Important</text:span>:</text:p>
      <text:p text:style-name="P6"/>
      <text:p text:style-name="P9">Acid</text:p>
      <text:p text:style-name="P9"/>
      <text:p text:style-name="P9"><text:tab/><text:span text:style-name="T34">An acid is a compound that contains one or more hydrogen atoms and produces hydrogen ions (H</text:span><text:span text:style-name="T35">+</text:span><text:span text:style-name="T36">) when dissolved in water.</text:span></text:p>
      <text:p text:style-name="P9"><text:span text:style-name="T36"/></text:p>
      <text:p text:style-name="P9"><text:span text:style-name="T36"><text:tab/>When naming an acid, use the general form H</text:span><text:span text:style-name="T39">n</text:span><text:span text:style-name="T36">X where </text:span><text:span text:style-name="T37">X</text:span><text:span text:style-name="T36"> is a monatomic or polyatomic anion and </text:span><text:span text:style-name="T37">n </text:span><text:span text:style-name="T38">is a subscript indicating the number of hydrogen ions that are combined with the anion.</text:span></text:p>
      <text:p text:style-name="P9"><text:span text:style-name="T38"/></text:p>
      <text:p text:style-name="P9"><text:span text:style-name="T26">..</text:span></text:p>
      <text:p text:style-name="P9"><text:span text:style-name="T38"/></text:p>
      <text:p text:style-name="P10"><text:span text:style-name="T26">Acid Naming Conventions</text:span></text:p>
      <text:p text:style-name="P10"><text:span text:style-name="T26"/></text:p>
      <text:p text:style-name="P7"><text:span text:style-name="T26">anion suffix </text:span><text:span text:style-name="T31">-ide:</text:span></text:p>
      <text:p text:style-name="P7"><text:span text:style-name="T31"><text:tab/><text:tab/><text:tab/></text:span><text:span text:style-name="T26">&gt; </text:span><text:span text:style-name="T1">acid name prefix </text:span><text:span text:style-name="T3">hydro-</text:span><text:span text:style-name="T1"> </text:span></text:p>
      <text:p text:style-name="P7"><text:span text:style-name="T26"><text:tab/><text:tab/><text:tab/>&gt; </text:span><text:span text:style-name="T44">anion stem suffix -ic</text:span></text:p>
      <text:p text:style-name="P7"><text:span text:style-name="T26"><text:tab/><text:tab/><text:tab/>&gt; </text:span><text:span text:style-name="T13">+ 'acid'</text:span></text:p>
      <text:p text:style-name="P7"><text:span text:style-name="T26"/></text:p>
      <text:p text:style-name="P7"><text:span text:style-name="T26"><text:tab/><text:tab/><text:tab/></text:span><text:span text:style-name="T27">HCl(aq): X = chloride, </text:span><text:span text:style-name="T4">hydro</text:span><text:span text:style-name="T27">chlor</text:span><text:span text:style-name="T45">ic</text:span><text:span text:style-name="T27"> </text:span><text:span text:style-name="T10">acid</text:span></text:p>
      <text:p text:style-name="P7"><text:span text:style-name="T26"/></text:p>
      <text:p text:style-name="P13"><text:span text:style-name="T23">anion </text:span><text:span text:style-name="T32">suffix </text:span><text:span text:style-name="T31">-ite:</text:span></text:p>
      <text:p text:style-name="P9"/>
      <text:p text:style-name="P11"><text:tab/><text:tab/><text:tab/>&gt; <text:span text:style-name="T8">acid name = stem of anion (X) </text:span></text:p>
      <text:p text:style-name="P11"><text:span text:style-name="T20"><text:tab/><text:tab/><text:tab/></text:span><text:span text:style-name="T43">&gt;</text:span><text:span text:style-name="T20"> </text:span><text:span text:style-name="T50">suffix </text:span><text:span text:style-name="T51">-ous</text:span></text:p>
      <text:p text:style-name="P11"><text:span text:style-name="T42"><text:tab/><text:tab/><text:tab/></text:span><text:span text:style-name="T43">&gt;</text:span><text:span text:style-name="T42"> </text:span><text:span text:style-name="T15">+ </text:span><text:span text:style-name="T16">'acid'</text:span></text:p>
      <text:p text:style-name="P9"><text:span text:style-name="T43"/></text:p>
      <text:p text:style-name="P9"><text:span text:style-name="T43"><text:tab/><text:tab/><text:tab/>H</text:span><text:span text:style-name="T22">2</text:span><text:span text:style-name="T28">SO</text:span><text:span text:style-name="T22">3 </text:span><text:span text:style-name="T28">(</text:span><text:span text:style-name="T30">aq</text:span><text:span text:style-name="T28">): X = </text:span><text:span text:style-name="T2">sulf</text:span><text:span text:style-name="T28">ite, </text:span><text:span text:style-name="T5">sulf</text:span><text:span text:style-name="T30">ur</text:span><text:span text:style-name="T47">ous</text:span><text:span text:style-name="T30"> </text:span><text:span text:style-name="T12">acid</text:span></text:p>
      <text:p text:style-name="P9"><text:span text:style-name="T12"/></text:p>
      <text:p text:style-name="P14"><text:span text:style-name="T25">a</text:span><text:span text:style-name="T24">nion suffix </text:span><text:span text:style-name="T29">-ite:</text:span></text:p>
      <text:p text:style-name="P14"><text:span text:style-name="T29"><text:tab/><text:tab/><text:tab/></text:span><text:span text:style-name="T24">&gt; acid name = </text:span><text:span text:style-name="T6">stem of anion (X)</text:span></text:p>
      <text:p text:style-name="P14"><text:span text:style-name="T6"><text:tab/><text:tab/><text:tab/></text:span><text:span text:style-name="T24">&gt; </text:span><text:span text:style-name="T48">suffix <text:s/></text:span><text:span text:style-name="T46">-ic</text:span></text:p>
      <text:p text:style-name="P14"><text:span text:style-name="T29"><text:tab/><text:tab/><text:tab/>&gt; </text:span><text:span text:style-name="T11">+ '</text:span><text:span text:style-name="T14">acid'</text:span></text:p>
      <text:p text:style-name="P14"><text:span text:style-name="T24"/></text:p>
      <text:p text:style-name="P14"><text:span text:style-name="T24"><text:tab/><text:tab/><text:tab/>HNO</text:span><text:span text:style-name="T21">3</text:span><text:span text:style-name="T24">(</text:span><text:span text:style-name="T29">aq</text:span><text:span text:style-name="T24">): X = </text:span><text:span text:style-name="T6">nitr</text:span><text:span text:style-name="T24">ate, nitr</text:span><text:span text:style-name="T46">ic</text:span><text:span text:style-name="T29"> </text:span><text:span text:style-name="T11">acid</text:span></text:p>
      <text:p text:style-name="P15"><text:soft-page-break/><text:tab/>Use the rules for writing the names of acids in reverse to write the formulas for acids.</text:p>
      <text:p text:style-name="P15"/>
      <text:p text:style-name="P15"><text:tab/><text:span text:style-name="T7">Hydro</text:span><text:span text:style-name="T52">brom</text:span><text:span text:style-name="T49">ic</text:span><text:span text:style-name="T52"> </text:span><text:span text:style-name="T17">acid:</text:span></text:p>
      <text:p text:style-name="P15"><text:span text:style-name="T17"><text:tab/><text:tab/><text:tab/><text:tab/></text:span><text:span text:style-name="T52">&gt; Anion suffix </text:span><text:span text:style-name="T55">-ide</text:span></text:p>
      <text:p text:style-name="P15"><text:span text:style-name="T17"><text:tab/><text:tab/><text:tab/><text:tab/></text:span><text:span text:style-name="T52">&gt; combination of </text:span><text:span text:style-name="T7">hydrogen ion (H</text:span><text:span text:style-name="T9">+</text:span><text:span text:style-name="T6">)</text:span><text:span text:style-name="T54"> and brom</text:span><text:span text:style-name="T48">ide</text:span><text:span text:style-name="T54"> ion (Br</text:span><text:span text:style-name="T53">-</text:span><text:span text:style-name="T54">)</text:span></text:p>
      <text:p text:style-name="P1"/>
      <text:p text:style-name="P1">..</text:p>
      <text:p text:style-name="P1"/>
      <text:p text:style-name="P1"/>
      <text:p text:style-name="P12">Bases</text:p>
      <text:p text:style-name="P12"/>
      <text:p text:style-name="P12"><text:tab/><text:span text:style-name="T34">A base is an ionic compound that produces hydroxide ion when dissolved in water.</text:span></text:p>
      <text:p text:style-name="P12"><text:span text:style-name="T34"/></text:p>
      <text:p text:style-name="P12"><text:span text:style-name="T34"><text:tab/>Bases are named in the same way as other ionic compounds—the name of the cation is <text:tab/>followed by the name of the anion.<text:line-break/></text:span></text:p>
      <text:p text:style-name="P12">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3:14:47.832221807</meta:creation-date>
    <dc:date>2015-12-23T16:03:38.946308708</dc:date>
    <meta:editing-duration>PT26M57S</meta:editing-duration>
    <meta:editing-cycles>5</meta:editing-cycles>
    <meta:generator>LibreOffice/4.4.5.2$Linux_X86_64 LibreOffice_project/40$Build-2</meta:generator>
    <meta:document-statistic meta:table-count="0" meta:image-count="0" meta:object-count="0" meta:page-count="2" meta:paragraph-count="39" meta:word-count="258" meta:character-count="1392" meta:non-whitespace-character-count="1124"/>
  </office:meta>
</office:document-meta>
</file>